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9591in" svg:height="4.6118in" svg:x="10.6343in" svg:y="0.5646in">
            <draw:object draw:notify-on-update-of-ranges="Sheet1.B2:Sheet1.B10 Sheet1.B26:Sheet1.B34 Sheet1.D2:Sheet1.D10 Sheet1.D26:Sheet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.4193899617673" calcext:value-type="float">
            <text:p>1.4193899617673</text:p>
          </table:table-cell>
          <table:table-cell office:value-type="float" office:value="0.00114823890728191" calcext:value-type="float">
            <text:p>0.00114823890728191</text:p>
          </table:table-cell>
          <table:table-cell office:value-type="float" office:value="1.415468904" calcext:value-type="float">
            <text:p>1.415468904</text:p>
          </table:table-cell>
          <table:table-cell office:value-type="float" office:value="1.418751065" calcext:value-type="float">
            <text:p>1.418751065</text:p>
          </table:table-cell>
          <table:table-cell office:value-type="float" office:value="1.419454297" calcext:value-type="float">
            <text:p>1.419454297</text:p>
          </table:table-cell>
          <table:table-cell office:value-type="float" office:value="1.420136189" calcext:value-type="float">
            <text:p>1.420136189</text:p>
          </table:table-cell>
          <table:table-cell office:value-type="float" office:value="1.422392017" calcext:value-type="float">
            <text:p>1.42239201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81" calcext:value-type="float">
            <text:p>181</text:p>
          </table:table-cell>
          <table:table-cell office:value-type="float" office:value="0.37054196558011" calcext:value-type="float">
            <text:p>0.37054196558011</text:p>
          </table:table-cell>
          <table:table-cell office:value-type="float" office:value="0.000309580083052816" calcext:value-type="float">
            <text:p>0.000309580083052816</text:p>
          </table:table-cell>
          <table:table-cell office:value-type="float" office:value="0.369465817" calcext:value-type="float">
            <text:p>0.369465817</text:p>
          </table:table-cell>
          <table:table-cell office:value-type="float" office:value="0.370402812" calcext:value-type="float">
            <text:p>0.370402812</text:p>
          </table:table-cell>
          <table:table-cell office:value-type="float" office:value="0.370567801" calcext:value-type="float">
            <text:p>0.370567801</text:p>
          </table:table-cell>
          <table:table-cell office:value-type="float" office:value="0.370750275" calcext:value-type="float">
            <text:p>0.370750275</text:p>
          </table:table-cell>
          <table:table-cell office:value-type="float" office:value="0.371204216" calcext:value-type="float">
            <text:p>0.371204216</text:p>
          </table:table-cell>
          <table:table-cell office:value-type="float" office:value="-25.8916068839779" calcext:value-type="float">
            <text:p>-25.8916068839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178" calcext:value-type="float">
            <text:p>178</text:p>
          </table:table-cell>
          <table:table-cell office:value-type="float" office:value="-0.708148373089888" calcext:value-type="float">
            <text:p>-0.708148373089888</text:p>
          </table:table-cell>
          <table:table-cell office:value-type="float" office:value="0.000418137521021222" calcext:value-type="float">
            <text:p>0.000418137521021222</text:p>
          </table:table-cell>
          <table:table-cell office:value-type="float" office:value="-0.709357061" calcext:value-type="float">
            <text:p>-0.709357061</text:p>
          </table:table-cell>
          <table:table-cell office:value-type="float" office:value="-0.708434328" calcext:value-type="float">
            <text:p>-0.708434328</text:p>
          </table:table-cell>
          <table:table-cell office:value-type="float" office:value="-0.708184369" calcext:value-type="float">
            <text:p>-0.708184369</text:p>
          </table:table-cell>
          <table:table-cell office:value-type="float" office:value="-0.7079036645" calcext:value-type="float">
            <text:p>-0.7079036645</text:p>
          </table:table-cell>
          <table:table-cell office:value-type="float" office:value="-0.707050242" calcext:value-type="float">
            <text:p>-0.707050242</text:p>
          </table:table-cell>
          <table:table-cell office:value-type="float" office:value="41.6296746179776" calcext:value-type="float">
            <text:p>41.6296746179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.51317257908333" calcext:value-type="float">
            <text:p>2.51317257908333</text:p>
          </table:table-cell>
          <table:table-cell office:value-type="float" office:value="0.00359256405189512" calcext:value-type="float">
            <text:p>0.00359256405189512</text:p>
          </table:table-cell>
          <table:table-cell office:value-type="float" office:value="2.501419321" calcext:value-type="float">
            <text:p>2.501419321</text:p>
          </table:table-cell>
          <table:table-cell office:value-type="float" office:value="2.51165725725" calcext:value-type="float">
            <text:p>2.51165725725</text:p>
          </table:table-cell>
          <table:table-cell office:value-type="float" office:value="2.5138942665" calcext:value-type="float">
            <text:p>2.5138942665</text:p>
          </table:table-cell>
          <table:table-cell office:value-type="float" office:value="2.515340814" calcext:value-type="float">
            <text:p>2.515340814</text:p>
          </table:table-cell>
          <table:table-cell office:value-type="float" office:value="2.521979513" calcext:value-type="float">
            <text:p>2.52197951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432999564448087" calcext:value-type="float">
            <text:p>0.432999564448087</text:p>
          </table:table-cell>
          <table:table-cell office:value-type="float" office:value="0.000360894779610339" calcext:value-type="float">
            <text:p>0.000360894779610339</text:p>
          </table:table-cell>
          <table:table-cell office:value-type="float" office:value="0.431985716" calcext:value-type="float">
            <text:p>0.431985716</text:p>
          </table:table-cell>
          <table:table-cell office:value-type="float" office:value="0.432767913" calcext:value-type="float">
            <text:p>0.432767913</text:p>
          </table:table-cell>
          <table:table-cell office:value-type="float" office:value="0.432980861" calcext:value-type="float">
            <text:p>0.432980861</text:p>
          </table:table-cell>
          <table:table-cell office:value-type="float" office:value="0.433208007" calcext:value-type="float">
            <text:p>0.433208007</text:p>
          </table:table-cell>
          <table:table-cell office:value-type="float" office:value="0.435536669" calcext:value-type="float">
            <text:p>0.435536669</text:p>
          </table:table-cell>
          <table:table-cell office:value-type="float" office:value="-56.7000435551913" calcext:value-type="float">
            <text:p>-56.70004355519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76" calcext:value-type="float">
            <text:p>176</text:p>
          </table:table-cell>
          <table:table-cell office:value-type="float" office:value="-2.14048733513636" calcext:value-type="float">
            <text:p>-2.14048733513636</text:p>
          </table:table-cell>
          <table:table-cell office:value-type="float" office:value="0.00406164375345197" calcext:value-type="float">
            <text:p>0.00406164375345197</text:p>
          </table:table-cell>
          <table:table-cell office:value-type="float" office:value="-2.146321637" calcext:value-type="float">
            <text:p>-2.146321637</text:p>
          </table:table-cell>
          <table:table-cell office:value-type="float" office:value="-2.1432016005" calcext:value-type="float">
            <text:p>-2.1432016005</text:p>
          </table:table-cell>
          <table:table-cell office:value-type="float" office:value="-2.142033518" calcext:value-type="float">
            <text:p>-2.142033518</text:p>
          </table:table-cell>
          <table:table-cell office:value-type="float" office:value="-2.13932049325" calcext:value-type="float">
            <text:p>-2.13932049325</text:p>
          </table:table-cell>
          <table:table-cell office:value-type="float" office:value="-2.130102584" calcext:value-type="float">
            <text:p>-2.130102584</text:p>
          </table:table-cell>
          <table:table-cell office:value-type="float" office:value="114.048733513636" calcext:value-type="float">
            <text:p>114.0487335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.39251061165686" calcext:value-type="float">
            <text:p>3.39251061165686</text:p>
          </table:table-cell>
          <table:table-cell office:value-type="float" office:value="0.00532735443911555" calcext:value-type="float">
            <text:p>0.00532735443911555</text:p>
          </table:table-cell>
          <table:table-cell office:value-type="float" office:value="3.373149321" calcext:value-type="float">
            <text:p>3.373149321</text:p>
          </table:table-cell>
          <table:table-cell office:value-type="float" office:value="3.3892456905" calcext:value-type="float">
            <text:p>3.3892456905</text:p>
          </table:table-cell>
          <table:table-cell office:value-type="float" office:value="3.3929375855" calcext:value-type="float">
            <text:p>3.3929375855</text:p>
          </table:table-cell>
          <table:table-cell office:value-type="float" office:value="3.396444932" calcext:value-type="float">
            <text:p>3.396444932</text:p>
          </table:table-cell>
          <table:table-cell office:value-type="float" office:value="3.403044195" calcext:value-type="float">
            <text:p>3.40304419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06" calcext:value-type="float">
            <text:p>206</text:p>
          </table:table-cell>
          <table:table-cell office:value-type="float" office:value="0.502021416742718" calcext:value-type="float">
            <text:p>0.502021416742718</text:p>
          </table:table-cell>
          <table:table-cell office:value-type="float" office:value="0.0010342280234113" calcext:value-type="float">
            <text:p>0.0010342280234113</text:p>
          </table:table-cell>
          <table:table-cell office:value-type="float" office:value="0.497102741" calcext:value-type="float">
            <text:p>0.497102741</text:p>
          </table:table-cell>
          <table:table-cell office:value-type="float" office:value="0.501477358" calcext:value-type="float">
            <text:p>0.501477358</text:p>
          </table:table-cell>
          <table:table-cell office:value-type="float" office:value="0.502200701" calcext:value-type="float">
            <text:p>0.502200701</text:p>
          </table:table-cell>
          <table:table-cell office:value-type="float" office:value="0.502656729" calcext:value-type="float">
            <text:p>0.502656729</text:p>
          </table:table-cell>
          <table:table-cell office:value-type="float" office:value="0.50456253" calcext:value-type="float">
            <text:p>0.50456253</text:p>
          </table:table-cell>
          <table:table-cell office:value-type="float" office:value="-66.5319055504854" calcext:value-type="float">
            <text:p>-66.5319055504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206" calcext:value-type="float">
            <text:p>206</text:p>
          </table:table-cell>
          <table:table-cell office:value-type="float" office:value="-2.44387338030582" calcext:value-type="float">
            <text:p>-2.44387338030582</text:p>
          </table:table-cell>
          <table:table-cell office:value-type="float" office:value="0.00429640677326402" calcext:value-type="float">
            <text:p>0.00429640677326402</text:p>
          </table:table-cell>
          <table:table-cell office:value-type="float" office:value="-2.484390059" calcext:value-type="float">
            <text:p>-2.484390059</text:p>
          </table:table-cell>
          <table:table-cell office:value-type="float" office:value="-2.44607681025" calcext:value-type="float">
            <text:p>-2.44607681025</text:p>
          </table:table-cell>
          <table:table-cell office:value-type="float" office:value="-2.4440455655" calcext:value-type="float">
            <text:p>-2.4440455655</text:p>
          </table:table-cell>
          <table:table-cell office:value-type="float" office:value="-2.44130621525" calcext:value-type="float">
            <text:p>-2.44130621525</text:p>
          </table:table-cell>
          <table:table-cell office:value-type="float" office:value="-2.43261785" calcext:value-type="float">
            <text:p>-2.43261785</text:p>
          </table:table-cell>
          <table:table-cell office:value-type="float" office:value="62.9248920203883" calcext:value-type="float">
            <text:p>62.924892020388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.292655239798742" calcext:value-type="float">
            <text:p>0.292655239798742</text:p>
          </table:table-cell>
          <table:table-cell office:value-type="float" office:value="0.00027136949226369" calcext:value-type="float">
            <text:p>0.00027136949226369</text:p>
          </table:table-cell>
          <table:table-cell office:value-type="float" office:value="0.292052534" calcext:value-type="float">
            <text:p>0.292052534</text:p>
          </table:table-cell>
          <table:table-cell office:value-type="float" office:value="0.2924780495" calcext:value-type="float">
            <text:p>0.2924780495</text:p>
          </table:table-cell>
          <table:table-cell office:value-type="float" office:value="0.292656737" calcext:value-type="float">
            <text:p>0.292656737</text:p>
          </table:table-cell>
          <table:table-cell office:value-type="float" office:value="0.2928215315" calcext:value-type="float">
            <text:p>0.2928215315</text:p>
          </table:table-cell>
          <table:table-cell office:value-type="float" office:value="0.293533339" calcext:value-type="float">
            <text:p>0.29353333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.22115067821547" calcext:value-type="float">
            <text:p>0.22115067821547</text:p>
          </table:table-cell>
          <table:table-cell office:value-type="float" office:value="0.000188708881362723" calcext:value-type="float">
            <text:p>0.000188708881362723</text:p>
          </table:table-cell>
          <table:table-cell office:value-type="float" office:value="0.220751918" calcext:value-type="float">
            <text:p>0.220751918</text:p>
          </table:table-cell>
          <table:table-cell office:value-type="float" office:value="0.221019823" calcext:value-type="float">
            <text:p>0.221019823</text:p>
          </table:table-cell>
          <table:table-cell office:value-type="float" office:value="0.221135414" calcext:value-type="float">
            <text:p>0.221135414</text:p>
          </table:table-cell>
          <table:table-cell office:value-type="float" office:value="0.221229941" calcext:value-type="float">
            <text:p>0.221229941</text:p>
          </table:table-cell>
          <table:table-cell office:value-type="float" office:value="0.221736491" calcext:value-type="float">
            <text:p>0.22173649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.175343132516854" calcext:value-type="float">
            <text:p>0.175343132516854</text:p>
          </table:table-cell>
          <table:table-cell office:value-type="float" office:value="0.000181505363183347" calcext:value-type="float">
            <text:p>0.000181505363183347</text:p>
          </table:table-cell>
          <table:table-cell office:value-type="float" office:value="0.174897787" calcext:value-type="float">
            <text:p>0.174897787</text:p>
          </table:table-cell>
          <table:table-cell office:value-type="float" office:value="0.175218362" calcext:value-type="float">
            <text:p>0.175218362</text:p>
          </table:table-cell>
          <table:table-cell office:value-type="float" office:value="0.175354469" calcext:value-type="float">
            <text:p>0.175354469</text:p>
          </table:table-cell>
          <table:table-cell office:value-type="float" office:value="0.1754709145" calcext:value-type="float">
            <text:p>0.1754709145</text:p>
          </table:table-cell>
          <table:table-cell office:value-type="float" office:value="0.17579467" calcext:value-type="float">
            <text:p>0.1757946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435110304583333" calcext:value-type="float">
            <text:p>0.435110304583333</text:p>
          </table:table-cell>
          <table:table-cell office:value-type="float" office:value="0.000573365179410071" calcext:value-type="float">
            <text:p>0.000573365179410071</text:p>
          </table:table-cell>
          <table:table-cell office:value-type="float" office:value="0.433245694" calcext:value-type="float">
            <text:p>0.433245694</text:p>
          </table:table-cell>
          <table:table-cell office:value-type="float" office:value="0.43477955825" calcext:value-type="float">
            <text:p>0.43477955825</text:p>
          </table:table-cell>
          <table:table-cell office:value-type="float" office:value="0.4351895895" calcext:value-type="float">
            <text:p>0.4351895895</text:p>
          </table:table-cell>
          <table:table-cell office:value-type="float" office:value="0.43549445975" calcext:value-type="float">
            <text:p>0.43549445975</text:p>
          </table:table-cell>
          <table:table-cell office:value-type="float" office:value="0.43665302" calcext:value-type="float">
            <text:p>0.4366530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314831091562841" calcext:value-type="float">
            <text:p>0.314831091562841</text:p>
          </table:table-cell>
          <table:table-cell office:value-type="float" office:value="0.000490036288288865" calcext:value-type="float">
            <text:p>0.000490036288288865</text:p>
          </table:table-cell>
          <table:table-cell office:value-type="float" office:value="0.313446468" calcext:value-type="float">
            <text:p>0.313446468</text:p>
          </table:table-cell>
          <table:table-cell office:value-type="float" office:value="0.3144980385" calcext:value-type="float">
            <text:p>0.3144980385</text:p>
          </table:table-cell>
          <table:table-cell office:value-type="float" office:value="0.314914112" calcext:value-type="float">
            <text:p>0.314914112</text:p>
          </table:table-cell>
          <table:table-cell office:value-type="float" office:value="0.315165611" calcext:value-type="float">
            <text:p>0.315165611</text:p>
          </table:table-cell>
          <table:table-cell office:value-type="float" office:value="0.316423163" calcext:value-type="float">
            <text:p>0.31642316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209361551653409" calcext:value-type="float">
            <text:p>0.209361551653409</text:p>
          </table:table-cell>
          <table:table-cell office:value-type="float" office:value="0.000237176722961446" calcext:value-type="float">
            <text:p>0.000237176722961446</text:p>
          </table:table-cell>
          <table:table-cell office:value-type="float" office:value="0.208742221" calcext:value-type="float">
            <text:p>0.208742221</text:p>
          </table:table-cell>
          <table:table-cell office:value-type="float" office:value="0.2091907985" calcext:value-type="float">
            <text:p>0.2091907985</text:p>
          </table:table-cell>
          <table:table-cell office:value-type="float" office:value="0.2093565165" calcext:value-type="float">
            <text:p>0.2093565165</text:p>
          </table:table-cell>
          <table:table-cell office:value-type="float" office:value="0.2095088595" calcext:value-type="float">
            <text:p>0.2095088595</text:p>
          </table:table-cell>
          <table:table-cell office:value-type="float" office:value="0.210107575" calcext:value-type="float">
            <text:p>0.21010757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55045255927451" calcext:value-type="float">
            <text:p>0.55045255927451</text:p>
          </table:table-cell>
          <table:table-cell office:value-type="float" office:value="0.000863559937591687" calcext:value-type="float">
            <text:p>0.000863559937591687</text:p>
          </table:table-cell>
          <table:table-cell office:value-type="float" office:value="0.547494446" calcext:value-type="float">
            <text:p>0.547494446</text:p>
          </table:table-cell>
          <table:table-cell office:value-type="float" office:value="0.5498605355" calcext:value-type="float">
            <text:p>0.5498605355</text:p>
          </table:table-cell>
          <table:table-cell office:value-type="float" office:value="0.550515869" calcext:value-type="float">
            <text:p>0.550515869</text:p>
          </table:table-cell>
          <table:table-cell office:value-type="float" office:value="0.55099338175" calcext:value-type="float">
            <text:p>0.55099338175</text:p>
          </table:table-cell>
          <table:table-cell office:value-type="float" office:value="0.552346578" calcext:value-type="float">
            <text:p>0.55234657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438358851383495" calcext:value-type="float">
            <text:p>0.438358851383495</text:p>
          </table:table-cell>
          <table:table-cell office:value-type="float" office:value="0.000774715878646759" calcext:value-type="float">
            <text:p>0.000774715878646759</text:p>
          </table:table-cell>
          <table:table-cell office:value-type="float" office:value="0.434872418" calcext:value-type="float">
            <text:p>0.434872418</text:p>
          </table:table-cell>
          <table:table-cell office:value-type="float" office:value="0.43794372425" calcext:value-type="float">
            <text:p>0.43794372425</text:p>
          </table:table-cell>
          <table:table-cell office:value-type="float" office:value="0.438365048" calcext:value-type="float">
            <text:p>0.438365048</text:p>
          </table:table-cell>
          <table:table-cell office:value-type="float" office:value="0.4387851645" calcext:value-type="float">
            <text:p>0.4387851645</text:p>
          </table:table-cell>
          <table:table-cell office:value-type="float" office:value="0.440435124" calcext:value-type="float">
            <text:p>0.44043512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326750703616505" calcext:value-type="float">
            <text:p>0.326750703616505</text:p>
          </table:table-cell>
          <table:table-cell office:value-type="float" office:value="0.00066571795469422" calcext:value-type="float">
            <text:p>0.00066571795469422</text:p>
          </table:table-cell>
          <table:table-cell office:value-type="float" office:value="0.325062577" calcext:value-type="float">
            <text:p>0.325062577</text:p>
          </table:table-cell>
          <table:table-cell office:value-type="float" office:value="0.32638112375" calcext:value-type="float">
            <text:p>0.32638112375</text:p>
          </table:table-cell>
          <table:table-cell office:value-type="float" office:value="0.3267483485" calcext:value-type="float">
            <text:p>0.3267483485</text:p>
          </table:table-cell>
          <table:table-cell office:value-type="float" office:value="0.32710992075" calcext:value-type="float">
            <text:p>0.32710992075</text:p>
          </table:table-cell>
          <table:table-cell office:value-type="float" office:value="0.332260631" calcext:value-type="float">
            <text:p>0.332260631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8.3232928" calcext:value-type="float">
            <text:p>8.3232928</text:p>
          </table:table-cell>
          <table:table-cell office:value-type="float" office:value="0.00678976068973487" calcext:value-type="float">
            <text:p>0.00678976068973487</text:p>
          </table:table-cell>
          <table:table-cell office:value-type="float" office:value="8.300514657" calcext:value-type="float">
            <text:p>8.300514657</text:p>
          </table:table-cell>
          <table:table-cell office:value-type="float" office:value="8.319709583" calcext:value-type="float">
            <text:p>8.319709583</text:p>
          </table:table-cell>
          <table:table-cell office:value-type="float" office:value="8.323730529" calcext:value-type="float">
            <text:p>8.323730529</text:p>
          </table:table-cell>
          <table:table-cell office:value-type="float" office:value="8.3278395465" calcext:value-type="float">
            <text:p>8.3278395465</text:p>
          </table:table-cell>
          <table:table-cell office:value-type="float" office:value="8.341028267" calcext:value-type="float">
            <text:p>8.341028267</text:p>
          </table:table-cell>
          <table:table-cell office:value-type="float" office:value="108.08232" calcext:value-type="float">
            <text:p>108.08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8.33817957809392" calcext:value-type="float">
            <text:p>8.33817957809392</text:p>
          </table:table-cell>
          <table:table-cell office:value-type="float" office:value="0.0094360916155769" calcext:value-type="float">
            <text:p>0.0094360916155769</text:p>
          </table:table-cell>
          <table:table-cell office:value-type="float" office:value="8.308746574" calcext:value-type="float">
            <text:p>8.308746574</text:p>
          </table:table-cell>
          <table:table-cell office:value-type="float" office:value="8.336645159" calcext:value-type="float">
            <text:p>8.336645159</text:p>
          </table:table-cell>
          <table:table-cell office:value-type="float" office:value="8.341437192" calcext:value-type="float">
            <text:p>8.341437192</text:p>
          </table:table-cell>
          <table:table-cell office:value-type="float" office:value="8.344477949" calcext:value-type="float">
            <text:p>8.344477949</text:p>
          </table:table-cell>
          <table:table-cell office:value-type="float" office:value="8.352487719" calcext:value-type="float">
            <text:p>8.352487719</text:p>
          </table:table-cell>
          <table:table-cell office:value-type="float" office:value="108.454489452348" calcext:value-type="float">
            <text:p>108.454489452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8.38360015353371" calcext:value-type="float">
            <text:p>8.38360015353371</text:p>
          </table:table-cell>
          <table:table-cell office:value-type="float" office:value="0.0050256024403498" calcext:value-type="float">
            <text:p>0.0050256024403498</text:p>
          </table:table-cell>
          <table:table-cell office:value-type="float" office:value="8.370112572" calcext:value-type="float">
            <text:p>8.370112572</text:p>
          </table:table-cell>
          <table:table-cell office:value-type="float" office:value="8.380004471" calcext:value-type="float">
            <text:p>8.380004471</text:p>
          </table:table-cell>
          <table:table-cell office:value-type="float" office:value="8.383820117" calcext:value-type="float">
            <text:p>8.383820117</text:p>
          </table:table-cell>
          <table:table-cell office:value-type="float" office:value="8.386995379" calcext:value-type="float">
            <text:p>8.386995379</text:p>
          </table:table-cell>
          <table:table-cell office:value-type="float" office:value="8.398039018" calcext:value-type="float">
            <text:p>8.398039018</text:p>
          </table:table-cell>
          <table:table-cell office:value-type="float" office:value="109.590003838343" calcext:value-type="float">
            <text:p>109.590003838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0.3559177245722" calcext:value-type="float">
            <text:p>10.3559177245722</text:p>
          </table:table-cell>
          <table:table-cell office:value-type="float" office:value="0.0147919555503247" calcext:value-type="float">
            <text:p>0.0147919555503247</text:p>
          </table:table-cell>
          <table:table-cell office:value-type="float" office:value="10.30754174" calcext:value-type="float">
            <text:p>10.30754174</text:p>
          </table:table-cell>
          <table:table-cell office:value-type="float" office:value="10.350006011" calcext:value-type="float">
            <text:p>10.350006011</text:p>
          </table:table-cell>
          <table:table-cell office:value-type="float" office:value="10.358760877" calcext:value-type="float">
            <text:p>10.358760877</text:p>
          </table:table-cell>
          <table:table-cell office:value-type="float" office:value="10.36454596425" calcext:value-type="float">
            <text:p>10.36454596425</text:p>
          </table:table-cell>
          <table:table-cell office:value-type="float" office:value="10.392380322" calcext:value-type="float">
            <text:p>10.392380322</text:p>
          </table:table-cell>
          <table:table-cell office:value-type="float" office:value="107.118354491444" calcext:value-type="float">
            <text:p>107.118354491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0.3587224032568" calcext:value-type="float">
            <text:p>10.3587224032568</text:p>
          </table:table-cell>
          <table:table-cell office:value-type="float" office:value="0.00965567606932215" calcext:value-type="float">
            <text:p>0.00965567606932215</text:p>
          </table:table-cell>
          <table:table-cell office:value-type="float" office:value="10.326053246" calcext:value-type="float">
            <text:p>10.326053246</text:p>
          </table:table-cell>
          <table:table-cell office:value-type="float" office:value="10.352627493" calcext:value-type="float">
            <text:p>10.352627493</text:p>
          </table:table-cell>
          <table:table-cell office:value-type="float" office:value="10.358284044" calcext:value-type="float">
            <text:p>10.358284044</text:p>
          </table:table-cell>
          <table:table-cell office:value-type="float" office:value="10.3649199765" calcext:value-type="float">
            <text:p>10.3649199765</text:p>
          </table:table-cell>
          <table:table-cell office:value-type="float" office:value="10.410379256" calcext:value-type="float">
            <text:p>10.410379256</text:p>
          </table:table-cell>
          <table:table-cell office:value-type="float" office:value="107.174448065137" calcext:value-type="float">
            <text:p>107.17444806513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0.5555150876648" calcext:value-type="float">
            <text:p>10.5555150876648</text:p>
          </table:table-cell>
          <table:table-cell office:value-type="float" office:value="0.0199574483696056" calcext:value-type="float">
            <text:p>0.0199574483696056</text:p>
          </table:table-cell>
          <table:table-cell office:value-type="float" office:value="10.502485097" calcext:value-type="float">
            <text:p>10.502485097</text:p>
          </table:table-cell>
          <table:table-cell office:value-type="float" office:value="10.54992759675" calcext:value-type="float">
            <text:p>10.54992759675</text:p>
          </table:table-cell>
          <table:table-cell office:value-type="float" office:value="10.563190721" calcext:value-type="float">
            <text:p>10.563190721</text:p>
          </table:table-cell>
          <table:table-cell office:value-type="float" office:value="10.56934938575" calcext:value-type="float">
            <text:p>10.56934938575</text:p>
          </table:table-cell>
          <table:table-cell office:value-type="float" office:value="10.584139186" calcext:value-type="float">
            <text:p>10.584139186</text:p>
          </table:table-cell>
          <table:table-cell office:value-type="float" office:value="111.110301753295" calcext:value-type="float">
            <text:p>111.11030175329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12.3573967179755" calcext:value-type="float">
            <text:p>12.3573967179755</text:p>
          </table:table-cell>
          <table:table-cell office:value-type="float" office:value="0.0192843831194817" calcext:value-type="float">
            <text:p>0.0192843831194817</text:p>
          </table:table-cell>
          <table:table-cell office:value-type="float" office:value="12.287279207" calcext:value-type="float">
            <text:p>12.287279207</text:p>
          </table:table-cell>
          <table:table-cell office:value-type="float" office:value="12.34608357375" calcext:value-type="float">
            <text:p>12.34608357375</text:p>
          </table:table-cell>
          <table:table-cell office:value-type="float" office:value="12.35892638" calcext:value-type="float">
            <text:p>12.35892638</text:p>
          </table:table-cell>
          <table:table-cell office:value-type="float" office:value="12.37127692175" calcext:value-type="float">
            <text:p>12.37127692175</text:p>
          </table:table-cell>
          <table:table-cell office:value-type="float" office:value="12.397032314" calcext:value-type="float">
            <text:p>12.397032314</text:p>
          </table:table-cell>
          <table:table-cell office:value-type="float" office:value="105.956611966258" calcext:value-type="float">
            <text:p>105.956611966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12.4711450275291" calcext:value-type="float">
            <text:p>12.4711450275291</text:p>
          </table:table-cell>
          <table:table-cell office:value-type="float" office:value="0.0247722574103182" calcext:value-type="float">
            <text:p>0.0247722574103182</text:p>
          </table:table-cell>
          <table:table-cell office:value-type="float" office:value="12.34623689" calcext:value-type="float">
            <text:p>12.34623689</text:p>
          </table:table-cell>
          <table:table-cell office:value-type="float" office:value="12.4577358945" calcext:value-type="float">
            <text:p>12.4577358945</text:p>
          </table:table-cell>
          <table:table-cell office:value-type="float" office:value="12.475234762" calcext:value-type="float">
            <text:p>12.475234762</text:p>
          </table:table-cell>
          <table:table-cell office:value-type="float" office:value="12.4873498705" calcext:value-type="float">
            <text:p>12.4873498705</text:p>
          </table:table-cell>
          <table:table-cell office:value-type="float" office:value="12.538456449" calcext:value-type="float">
            <text:p>12.538456449</text:p>
          </table:table-cell>
          <table:table-cell office:value-type="float" office:value="107.852417125485" calcext:value-type="float">
            <text:p>107.852417125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12.7806760085049" calcext:value-type="float">
            <text:p>12.7806760085049</text:p>
          </table:table-cell>
          <table:table-cell office:value-type="float" office:value="0.0224345480918656" calcext:value-type="float">
            <text:p>0.0224345480918656</text:p>
          </table:table-cell>
          <table:table-cell office:value-type="float" office:value="12.717731654" calcext:value-type="float">
            <text:p>12.717731654</text:p>
          </table:table-cell>
          <table:table-cell office:value-type="float" office:value="12.7680002665" calcext:value-type="float">
            <text:p>12.7680002665</text:p>
          </table:table-cell>
          <table:table-cell office:value-type="float" office:value="12.780915313" calcext:value-type="float">
            <text:p>12.780915313</text:p>
          </table:table-cell>
          <table:table-cell office:value-type="float" office:value="12.79169780025" calcext:value-type="float">
            <text:p>12.79169780025</text:p>
          </table:table-cell>
          <table:table-cell office:value-type="float" office:value="12.99200136" calcext:value-type="float">
            <text:p>12.99200136</text:p>
          </table:table-cell>
          <table:table-cell office:value-type="float" office:value="113.011266808414" calcext:value-type="float">
            <text:p>113.011266808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48:56.763485715</meta:creation-date>
    <meta:generator>LibreOffice/7.3.7.2$Linux_X86_64 LibreOffice_project/30$Build-2</meta:generator>
    <dc:date>2023-06-28T14:25:25.524831947</dc:date>
    <meta:editing-duration>PT35M41S</meta:editing-duration>
    <meta:editing-cycles>6</meta:editing-cycles>
    <meta:document-statistic meta:table-count="1" meta:cell-count="3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7cm" svg:height="11.715cm" xlink:href=".." xlink:type="simple" chart:class="chart:scatter" chart:style-name="ch1">
        <chart:title svg:x="7.749cm" svg:y="0.37cm" chart:style-name="ch2">
          <text:p>solve_pnp</text:p>
        </chart:title>
        <chart:legend chart:legend-position="end" svg:x="16.075cm" svg:y="5.309cm" style:legend-expansion="high" chart:style-name="ch3"/>
        <chart:plot-area chart:style-name="ch4" table:cell-range-address="Sheet1.B2:Sheet1.B10 Sheet1.B26:Sheet1.B34 Sheet1.D26:Sheet1.D34" chart:data-source-has-labels="row" svg:x="1.364cm" svg:y="1.383cm" svg:width="14.358cm" svg:height="9.117cm">
          <chart:coordinate-region svg:x="1.51cm" svg:y="1.582cm" svg:width="14.118cm" svg:height="8.271cm"/>
          <chart:axis chart:dimension="x" chart:name="primary-x" chart:style-name="ch5">
            <chart:title svg:x="7.996cm" svg:y="10.734cm" chart:style-name="ch6">
              <text:p>meters</text:p>
            </chart:title>
          </chart:axis>
          <chart:axis chart:dimension="y" chart:name="primary-y" chart:style-name="ch7">
            <chart:title svg:x="0.451cm" svg:y="6.488cm" chart:style-name="ch8">
              <text:p>meters</text:p>
            </chart:title>
            <chart:grid chart:style-name="ch9" chart:class="major"/>
          </chart:axis>
          <chart:series chart:style-name="ch10" chart:values-cell-range-address="Sheet1.B26:Sheet1.B34" loext:label-string="tru" chart:class="chart:scatter">
            <chart:domain table:cell-range-address="Sheet1.B2:Sheet1.B10"/>
            <chart:data-point chart:repeated="9"/>
          </chart:series>
          <chart:series chart:style-name="ch11" chart:values-cell-range-address="Sheet1.D26:Sheet1.D34" loext:label-string="meas" chart:class="chart:scatter">
            <chart:domain table:cell-range-address="Sheet1.D2:Sheet1.D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B26:Sheet1.B34</svg:desc>
                </draw:g>
              </table:table-cell>
              <table:table-cell office:value-type="float" office:value="1.4193899617673">
                <text:p>1.4193899617673</text:p>
                <draw:g>
                  <svg:desc>Sheet1.D2:Sheet1.D10</svg:desc>
                </draw:g>
              </table:table-cell>
              <table:table-cell office:value-type="float" office:value="8.3232928">
                <text:p>8.3232928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.37054196558011">
                <text:p>0.37054196558011</text:p>
              </table:table-cell>
              <table:table-cell office:value-type="float" office:value="8.33817957809392">
                <text:p>8.33817957809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  <table:table-cell office:value-type="float" office:value="-0.708148373089888">
                <text:p>-0.708148373089888</text:p>
              </table:table-cell>
              <table:table-cell office:value-type="float" office:value="8.38360015353371">
                <text:p>8.38360015353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51317257908333">
                <text:p>2.51317257908333</text:p>
              </table:table-cell>
              <table:table-cell office:value-type="float" office:value="10.3559177245722">
                <text:p>10.3559177245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432999564448087">
                <text:p>0.432999564448087</text:p>
              </table:table-cell>
              <table:table-cell office:value-type="float" office:value="10.3587224032568">
                <text:p>10.3587224032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.14048733513636">
                <text:p>-2.14048733513636</text:p>
              </table:table-cell>
              <table:table-cell office:value-type="float" office:value="10.5555150876648">
                <text:p>10.5555150876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.39251061165686">
                <text:p>3.39251061165686</text:p>
              </table:table-cell>
              <table:table-cell office:value-type="float" office:value="12.3573967179755">
                <text:p>12.3573967179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0.502021416742718">
                <text:p>0.502021416742718</text:p>
              </table:table-cell>
              <table:table-cell office:value-type="float" office:value="12.4711450275291">
                <text:p>12.4711450275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">
                <text:p>-1.5</text:p>
              </table:table-cell>
              <table:table-cell office:value-type="float" office:value="6">
                <text:p>6</text:p>
              </table:table-cell>
              <table:table-cell office:value-type="float" office:value="-2.44387338030582">
                <text:p>-2.44387338030582</text:p>
              </table:table-cell>
              <table:table-cell office:value-type="float" office:value="12.7806760085049">
                <text:p>12.7806760085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